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4" style:family="paragraph" style:parent-style-name="Standard">
      <style:text-properties fo:font-weight="normal" officeooo:rsid="00021181" officeooo:paragraph-rsid="0005f969" style:font-weight-asian="normal" style:font-weight-complex="normal"/>
    </style:style>
    <style:style style:name="P5" style:family="paragraph" style:parent-style-name="Standard">
      <style:text-properties officeooo:rsid="00021181" officeooo:paragraph-rsid="00021181"/>
    </style:style>
    <style:style style:name="P6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T1" style:family="text">
      <style:text-properties officeooo:rsid="0004616c"/>
    </style:style>
    <style:style style:name="T2" style:family="text">
      <style:text-properties officeooo:rsid="0005f969"/>
    </style:style>
    <style:style style:name="T3" style:family="text">
      <style:text-properties officeooo:rsid="0008e2e7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<text:span text:style-name="T3">8</text:span></text:p>
      <text:p text:style-name="P1">EXPERIMENT NA<text:span text:style-name="T1">ME: </text:span><text:span text:style-name="T3">EPSILON NFA TO NFA</text:span></text:p>
      <text:p text:style-name="P1">NAME: KIRAN S BALIGA</text:p>
      <text:p text:style-name="P1">DATE: <text:span text:style-name="T3">17</text:span>-<text:span text:style-name="T1">1</text:span><text:span text:style-name="T2">1</text:span>-2022</text:p>
      <text:p text:style-name="P1"/>
      <text:p text:style-name="P2">PROGRAM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#include&lt;ctype.h&gt;</text:p>
      <text:p text:style-name="P1">#include&lt;stdbool.h&gt;</text:p>
      <text:p text:style-name="P1"/>
      <text:p text:style-name="P1">int fincheck[100],ind=0,stckn=0,clsind=0,count=0,sn=0,tn=0,eind=0;</text:p>
      <text:p text:style-name="P1">char states[100],terms[100],stack[50],grams[20],rhs[20][50],table[50][50][10],hasEps[100],epsi[50];</text:p>
      <text:p text:style-name="P1"/>
      <text:p text:style-name="P1">int Epsilon_Closure(char c)</text:p>
      <text:p text:style-name="P1">{</text:p>
      <text:p text:style-name="P1">for(int i=0;i&lt;sn;i++)</text:p>
      <text:p text:style-name="P1">{</text:p>
      <text:p text:style-name="P1"><text:tab/>if(states[i]==c)</text:p>
      <text:p text:style-name="P1"><text:tab/>{</text:p>
      <text:p text:style-name="P1"><text:tab/><text:tab/>if(strcmp(table[i][tn],"-")!=0)</text:p>
      <text:p text:style-name="P1"><text:tab/><text:tab/>{</text:p>
      <text:p text:style-name="P1"><text:tab/><text:tab/><text:tab/>strcat(epsi,table[i][tn]);</text:p>
      <text:p text:style-name="P1"><text:tab/><text:tab/><text:tab/>clsind+=strlen(table[i][tn]);</text:p>
      <text:p text:style-name="P1"><text:tab/><text:tab/><text:tab/>for(int j=0;j&lt;strlen(table[i][tn]);j++)</text:p>
      <text:p text:style-name="P1"><text:tab/><text:tab/><text:tab/><text:tab/>Epsilon_Closure(table[i][tn][j]);</text:p>
      <text:p text:style-name="P1"><text:tab/><text:tab/>}</text:p>
      <text:p text:style-name="P1"><text:tab/><text:tab/>break;</text:p>
      <text:p text:style-name="P1"><text:tab/>}</text:p>
      <text:p text:style-name="P1">}</text:p>
      <text:p text:style-name="P1">return 0;</text:p>
      <text:p text:style-name="P1">}</text:p>
      <text:p text:style-name="P1"/>
      <text:p text:style-name="P1">int main()</text:p>
      <text:p text:style-name="P1">{</text:p>
      <text:p text:style-name="P1"><text:tab/>printf("\nEnter the number of States :\n");</text:p>
      <text:p text:style-name="P1"><text:tab/>scanf("%d",&amp;sn);</text:p>
      <text:p text:style-name="P1"><text:tab/>printf("\nEnter the number of Terminals :\n");</text:p>
      <text:p text:style-name="P1"><text:tab/>scanf("%d",&amp;tn);</text:p>
      <text:p text:style-name="P1"><text:tab/>getchar();</text:p>
      <text:p text:style-name="P1"><text:tab/>printf("\nEnter the %d States:\n",sn);</text:p>
      <text:p text:style-name="P1"><text:tab/>for(int i=0;i&lt;sn;i++)</text:p>
      <text:p text:style-name="P1"><text:tab/>{</text:p>
      <text:p text:style-name="P1"><text:tab/><text:tab/>states[i]=getchar();</text:p>
      <text:p text:style-name="P1"><text:tab/><text:tab/>getchar();</text:p>
      <text:p text:style-name="P1"><text:tab/>}</text:p>
      <text:p text:style-name="P1"><text:tab/>printf("\nEnter the %d Terminals:\n",tn);</text:p>
      <text:p text:style-name="P1"><text:tab/>for(int i=0;i&lt;tn;i++)</text:p>
      <text:p text:style-name="P1"><text:tab/>{</text:p>
      <text:p text:style-name="P1"><text:soft-page-break/><text:tab/><text:tab/>terms[i]=getchar();</text:p>
      <text:p text:style-name="P1"><text:tab/><text:tab/>getchar();</text:p>
      <text:p text:style-name="P1"><text:tab/>}</text:p>
      <text:p text:style-name="P1"><text:tab/>printf("\nEnter the Table:\n\n");</text:p>
      <text:p text:style-name="P1"><text:tab/>for(int i=0;i&lt;tn;i++)</text:p>
      <text:p text:style-name="P1"><text:tab/><text:tab/>printf("\t%c",terms[i]);</text:p>
      <text:p text:style-name="P1"><text:tab/>printf("\tepsln\tIs Final? (y/n)\n");</text:p>
      <text:p text:style-name="P1"><text:tab/>for(int i=0;i&lt;sn;i++)</text:p>
      <text:p text:style-name="P1"><text:tab/>{</text:p>
      <text:p text:style-name="P1"><text:tab/><text:tab/>printf("%c\t",states[i]);</text:p>
      <text:p text:style-name="P1"><text:tab/><text:tab/>for(int j=0;j&lt;tn+2;j++)</text:p>
      <text:p text:style-name="P1"><text:tab/><text:tab/>{</text:p>
      <text:p text:style-name="P1"><text:tab/><text:tab/><text:tab/>scanf("%s",table[i][j]);</text:p>
      <text:p text:style-name="P1"><text:tab/><text:tab/><text:tab/>if(j==tn&amp;&amp;strcmp(table[i][j],"-")!=0)</text:p>
      <text:p text:style-name="P1"><text:tab/><text:tab/><text:tab/>{</text:p>
      <text:p text:style-name="P1"><text:tab/><text:tab/><text:tab/><text:tab/>hasEps[eind]=states[i];</text:p>
      <text:p text:style-name="P1"><text:tab/><text:tab/><text:tab/><text:tab/>eind++;</text:p>
      <text:p text:style-name="P1"><text:tab/><text:tab/><text:tab/>}</text:p>
      <text:p text:style-name="P1"><text:tab/><text:tab/><text:tab/>if(j==tn+1)</text:p>
      <text:p text:style-name="P1"><text:tab/><text:tab/><text:tab/>{</text:p>
      <text:p text:style-name="P1"><text:tab/><text:tab/><text:tab/><text:tab/>if(strcmp(table[i][j],"y")==0)</text:p>
      <text:p text:style-name="P1"><text:tab/><text:tab/><text:tab/><text:tab/><text:tab/>fincheck[i]=1;</text:p>
      <text:p text:style-name="P1"><text:tab/><text:tab/><text:tab/><text:tab/>else</text:p>
      <text:p text:style-name="P1"><text:tab/><text:tab/><text:tab/><text:tab/><text:tab/>fincheck[i]=0;</text:p>
      <text:p text:style-name="P1"><text:tab/><text:tab/><text:tab/>}</text:p>
      <text:p text:style-name="P1"><text:tab/><text:tab/>}</text:p>
      <text:p text:style-name="P1"><text:tab/>}</text:p>
      <text:p text:style-name="P1"><text:tab/>for(int i=0;i&lt;eind;i++)</text:p>
      <text:p text:style-name="P1"><text:tab/>{</text:p>
      <text:p text:style-name="P1"><text:tab/>epsi[0]='\0';</text:p>
      <text:p text:style-name="P1"><text:tab/>clsind=0;</text:p>
      <text:p text:style-name="P1"><text:tab/>Epsilon_Closure(hasEps[i]);</text:p>
      <text:p text:style-name="P1"><text:tab/>for(int j=0;j&lt;sn;j++){</text:p>
      <text:p text:style-name="P1"><text:tab/><text:tab/>for(int k=0;k&lt;tn;k++){</text:p>
      <text:p text:style-name="P1"><text:tab/><text:tab/><text:tab/>for(int l=0;l&lt;strlen(table[j][k]);l++){</text:p>
      <text:p text:style-name="P1"><text:tab/><text:tab/><text:tab/><text:tab/>if(table[j][k][l]==hasEps[i]){</text:p>
      <text:p text:style-name="P1"><text:tab/><text:tab/><text:tab/><text:tab/><text:tab/>for(int p=0;p&lt;clsind;p++){</text:p>
      <text:p text:style-name="P1"><text:tab/><text:tab/><text:tab/><text:tab/><text:tab/><text:tab/>int flag=1;</text:p>
      <text:p text:style-name="P1"><text:tab/><text:tab/><text:tab/><text:tab/><text:tab/><text:tab/>for(int o=0;o&lt;strlen(table[j][k]);o++){</text:p>
      <text:p text:style-name="P1"><text:tab/><text:tab/><text:tab/><text:tab/><text:tab/><text:tab/><text:tab/>if(table[j][k][o]==epsi[p]){</text:p>
      <text:p text:style-name="P1"><text:tab/><text:tab/><text:tab/><text:tab/><text:tab/><text:tab/><text:tab/><text:tab/>flag=0;</text:p>
      <text:p text:style-name="P1"><text:tab/><text:tab/><text:tab/><text:tab/><text:tab/><text:tab/><text:tab/><text:tab/>break;</text:p>
      <text:p text:style-name="P1"><text:tab/><text:tab/><text:tab/><text:tab/><text:tab/><text:tab/><text:tab/>}</text:p>
      <text:p text:style-name="P1"><text:tab/><text:tab/><text:tab/><text:tab/><text:tab/><text:tab/>}</text:p>
      <text:p text:style-name="P1"><text:tab/><text:tab/><text:tab/><text:tab/><text:tab/><text:tab/>if(flag)</text:p>
      <text:p text:style-name="P1"><text:tab/><text:tab/><text:tab/><text:tab/><text:tab/><text:tab/><text:tab/>table[j][k][strlen(table[j][k])]=epsi[p];</text:p>
      <text:p text:style-name="P1"><text:tab/><text:tab/><text:tab/><text:tab/><text:tab/>}</text:p>
      <text:p text:style-name="P1"><text:tab/><text:tab/><text:tab/><text:tab/><text:tab/>break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><text:soft-page-break/><text:tab/>int thisind=0,fin=0;</text:p>
      <text:p text:style-name="P1"><text:tab/>for(int k=0;k&lt;sn;k++){</text:p>
      <text:p text:style-name="P1"><text:tab/><text:tab/>for(int l=0;l&lt;clsind;l++){</text:p>
      <text:p text:style-name="P1"><text:tab/><text:tab/><text:tab/>for(int p=0;p&lt;sn;p++){</text:p>
      <text:p text:style-name="P1"><text:tab/><text:tab/><text:tab/><text:tab/>if(states[p]==epsi[l]&amp;&amp;fincheck[p]==1){</text:p>
      <text:p text:style-name="P1"><text:tab/><text:tab/><text:tab/><text:tab/><text:tab/>fin=1;</text:p>
      <text:p text:style-name="P1"><text:tab/><text:tab/><text:tab/><text:tab/><text:tab/>break;</text:p>
      <text:p text:style-name="P1"><text:tab/><text:tab/><text:tab/><text:tab/>}</text:p>
      <text:p text:style-name="P1"><text:tab/><text:tab/><text:tab/>}</text:p>
      <text:p text:style-name="P1"><text:tab/><text:tab/><text:tab/>if(fin==1)</text:p>
      <text:p text:style-name="P1"><text:tab/><text:tab/><text:tab/><text:tab/>break;</text:p>
      <text:p text:style-name="P1"><text:tab/><text:tab/>}</text:p>
      <text:p text:style-name="P1"><text:tab/><text:tab/>if(states[k]==hasEps[i])</text:p>
      <text:p text:style-name="P1"><text:tab/><text:tab/><text:tab/>thisind=k;</text:p>
      <text:p text:style-name="P1"><text:tab/>}</text:p>
      <text:p text:style-name="P1"><text:tab/>for(int j=0;j&lt;clsind;j++){</text:p>
      <text:p text:style-name="P1"><text:tab/><text:tab/>for(int k=0;k&lt;sn;k++){</text:p>
      <text:p text:style-name="P1"><text:tab/><text:tab/><text:tab/>if(epsi[j]==states[k]){</text:p>
      <text:p text:style-name="P1"><text:tab/><text:tab/><text:tab/><text:tab/>for(int l=0;l&lt;tn;l++){</text:p>
      <text:p text:style-name="P1"><text:tab/><text:tab/><text:tab/><text:tab/><text:tab/>for(int o=0;o&lt;strlen(table[k][l]);o++){</text:p>
      <text:p text:style-name="P1"><text:tab/><text:tab/><text:tab/><text:tab/><text:tab/><text:tab/>int ffll=0;</text:p>
      <text:p text:style-name="P1"><text:tab/><text:tab/><text:tab/><text:tab/><text:tab/><text:tab/>for(int p=0;p&lt;strlen(table[thisind][l]);p++){</text:p>
      <text:p text:style-name="P1"><text:tab/><text:tab/><text:tab/><text:tab/><text:tab/><text:tab/><text:tab/>if(table[thisind][l][o]==table[k][l][p]){</text:p>
      <text:p text:style-name="P1"><text:tab/><text:tab/><text:tab/><text:tab/><text:tab/><text:tab/><text:tab/><text:tab/>ffll=1;</text:p>
      <text:p text:style-name="P1"><text:tab/><text:tab/><text:tab/><text:tab/><text:tab/><text:tab/><text:tab/><text:tab/>break;</text:p>
      <text:p text:style-name="P1"><text:tab/><text:tab/><text:tab/><text:tab/><text:tab/><text:tab/><text:tab/>}</text:p>
      <text:p text:style-name="P1"><text:tab/><text:tab/><text:tab/><text:tab/><text:tab/><text:tab/>}</text:p>
      <text:p text:style-name="P1"><text:tab/><text:tab/><text:tab/><text:tab/><text:tab/><text:tab/>if(ffll==0){</text:p>
      <text:p text:style-name="P1"><text:tab/><text:tab/><text:tab/><text:tab/><text:tab/><text:tab/><text:tab/>if(table[thisind][l][0]=='-')</text:p>
      <text:p text:style-name="P1"><text:tab/><text:tab/><text:tab/><text:tab/><text:tab/><text:tab/><text:tab/><text:tab/>table[thisind][l][0]=table[k][l][o];</text:p>
      <text:p text:style-name="P1"><text:tab/><text:tab/><text:tab/><text:tab/><text:tab/><text:tab/><text:tab/>else</text:p>
      <text:p text:style-name="P1"><text:tab/><text:tab/><text:tab/><text:tab/><text:tab/><text:tab/><text:tab/><text:tab/>table[thisind][l][strlen(table[thisind][l])]=table[k][l][o]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><text:tab/>fincheck[thisind]=fin|fincheck[thisind];</text:p>
      <text:p text:style-name="P1"><text:tab/>}</text:p>
      <text:p text:style-name="P1"><text:tab/>printf("\nThe Epsilon free NFA is :\n\n");</text:p>
      <text:p text:style-name="P1"><text:tab/>for(int i=0;i&lt;tn;i++)</text:p>
      <text:p text:style-name="P1"><text:tab/><text:tab/>printf("\t%c",terms[i]);</text:p>
      <text:p text:style-name="P1"><text:tab/>printf("\tIs Final?\n");</text:p>
      <text:p text:style-name="P1"><text:tab/>for(int i=0;i&lt;sn;i++){</text:p>
      <text:p text:style-name="P1"><text:tab/><text:tab/>printf("%c\t",states[i]);</text:p>
      <text:p text:style-name="P1"><text:tab/><text:tab/>for(int j=0;j&lt;tn+1;j++){</text:p>
      <text:p text:style-name="P1"><text:tab/><text:tab/><text:tab/>if(j==tn){</text:p>
      <text:p text:style-name="P1"><text:tab/><text:tab/><text:tab/><text:tab/>if(fincheck[i])</text:p>
      <text:p text:style-name="P1"><text:tab/><text:tab/><text:tab/><text:tab/><text:tab/>printf("Yes\n");</text:p>
      <text:p text:style-name="P1"><text:tab/><text:tab/><text:tab/><text:tab/>else</text:p>
      <text:p text:style-name="P1"><text:soft-page-break/><text:tab/><text:tab/><text:tab/><text:tab/><text:tab/>printf("No\n");</text:p>
      <text:p text:style-name="P1"><text:tab/><text:tab/><text:tab/>}</text:p>
      <text:p text:style-name="P1"><text:tab/><text:tab/><text:tab/>else</text:p>
      <text:p text:style-name="P1"><text:tab/><text:tab/><text:tab/><text:tab/>printf("%s\t",table[i][j]);</text:p>
      <text:p text:style-name="P1"><text:tab/><text:tab/>}</text:p>
      <text:p text:style-name="P1"><text:tab/>}</text:p>
      <text:p text:style-name="P1"><text:tab/>printf("\n");</text:p>
      <text:p text:style-name="P1">}</text:p>
      <text:p text:style-name="P1"/>
      <text:p text:style-name="P1"/>
      <text:p text:style-name="P1"/>
      <text:p text:style-name="P1"><text:span text:style-name="T4"/></text:p>
      <text:p text:style-name="P1"><text:span text:style-name="T4">OUTPUT</text:span></text:p>
      <text:p text:style-name="P2"/>
      <text:p text:style-name="P3">Enter the number of States :</text:p>
      <text:p text:style-name="P3">3</text:p>
      <text:p text:style-name="P3"/>
      <text:p text:style-name="P3">Enter the number of Terminals :</text:p>
      <text:p text:style-name="P3">2</text:p>
      <text:p text:style-name="P3"/>
      <text:p text:style-name="P3">Enter the 3 States:</text:p>
      <text:p text:style-name="P3">0 1 2</text:p>
      <text:p text:style-name="P3"/>
      <text:p text:style-name="P3">Enter the 2 Terminals:</text:p>
      <text:p text:style-name="P3">a b</text:p>
      <text:p text:style-name="P3"/>
      <text:p text:style-name="P3">Enter the Table:</text:p>
      <text:p text:style-name="P3"/>
      <text:p text:style-name="P3"><text:tab/>a<text:tab/>b<text:tab/>epsln<text:tab/>Is Final? (y/n)</text:p>
      <text:p text:style-name="P3">0<text:tab/>1<text:tab/>-<text:tab/>-<text:tab/>n</text:p>
      <text:p text:style-name="P3">1<text:tab/>-<text:tab/>-<text:tab/>2<text:tab/>n</text:p>
      <text:p text:style-name="P3">2<text:tab/>-<text:tab/>2<text:tab/>-<text:tab/>y</text:p>
      <text:p text:style-name="P3"/>
      <text:p text:style-name="P3">The Epsilon free NFA is :</text:p>
      <text:p text:style-name="P3"/>
      <text:p text:style-name="P3"><text:tab/>a<text:tab/>b<text:tab/>Is Final?</text:p>
      <text:p text:style-name="P3">0<text:tab/>12<text:tab/>-<text:tab/>No</text:p>
      <text:p text:style-name="P3">1<text:tab/>-<text:tab/>2<text:tab/>Yes</text:p>
      <text:p text:style-name="P3">2<text:tab/>-<text:tab/>2<text:tab/>Ye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10-13T14:14:32.800726994</meta:print-date>
    <dc:date>2022-11-17T13:43:50.710129696</dc:date>
    <meta:editing-duration>PT16M18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4" meta:paragraph-count="176" meta:word-count="301" meta:character-count="3227" meta:non-whitespace-character-count="2681"/>
  </office:meta>
</office:document-meta>
</file>